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language="en" fo:country="US" officeooo:rsid="00045d8d" officeooo:paragraph-rsid="000707aa"/>
    </style:style>
    <style:style style:name="P2" style:family="paragraph" style:parent-style-name="Standard">
      <style:text-properties officeooo:paragraph-rsid="000707aa"/>
    </style:style>
    <style:style style:name="P3" style:family="paragraph" style:parent-style-name="Standard">
      <style:text-properties officeooo:paragraph-rsid="0008ce7c"/>
    </style:style>
    <style:style style:name="P4" style:family="paragraph" style:parent-style-name="Standard">
      <style:text-properties officeooo:paragraph-rsid="00094850"/>
    </style:style>
    <style:style style:name="P5" style:family="paragraph" style:parent-style-name="Standard">
      <style:text-properties fo:language="en" fo:country="US" officeooo:rsid="0001e267"/>
    </style:style>
    <style:style style:name="P6" style:family="paragraph" style:parent-style-name="Standard">
      <style:text-properties fo:language="en" fo:country="US" officeooo:rsid="0008ce7c" officeooo:paragraph-rsid="0008ce7c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officeooo:paragraph-rsid="0008ce7c"/>
    </style:style>
    <style:style style:name="P9" style:family="paragraph" style:parent-style-name="Standard">
      <style:text-properties officeooo:paragraph-rsid="000707a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e267"/>
    </style:style>
    <style:style style:name="T3" style:family="text">
      <style:text-properties fo:language="en" fo:country="US" officeooo:rsid="0002fee5"/>
    </style:style>
    <style:style style:name="T4" style:family="text">
      <style:text-properties fo:language="en" fo:country="US" officeooo:rsid="00045d8d"/>
    </style:style>
    <style:style style:name="T5" style:family="text">
      <style:text-properties fo:language="en" fo:country="US" officeooo:rsid="00054ae8"/>
    </style:style>
    <style:style style:name="T6" style:family="text">
      <style:text-properties fo:language="en" fo:country="US" officeooo:rsid="000707aa"/>
    </style:style>
    <style:style style:name="T7" style:family="text">
      <style:text-properties fo:language="en" fo:country="US" officeooo:rsid="0008ce7c"/>
    </style:style>
    <style:style style:name="T8" style:family="text">
      <style:text-properties fo:language="en" fo:country="US" officeooo:rsid="00094850"/>
    </style:style>
    <style:style style:name="T9" style:family="text">
      <style:text-properties fo:language="en" fo:country="US" fo:font-style="normal" officeooo:rsid="00094850" style:font-style-asian="normal" style:font-style-complex="normal"/>
    </style:style>
    <style:style style:name="T10" style:family="text">
      <style:text-properties fo:language="en" fo:country="US" fo:font-style="normal" officeooo:rsid="00045d8d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s/>* <text:span text:style-name="T2">assignments</text:span>.<text:span text:style-name="T6">pdf</text:span></text:p>
      <text:p text:style-name="Standard"><text:s/>* </text:p>
      <text:p text:style-name="Standard"><text:s/>* Copyright 2021 Michal Tešnar &lt;michal.tesnar007@gmail.com&gt;</text:p>
      <text:p text:style-name="Standard"><text:s/>*</text:p>
      <text:p text:style-name="Standard"><text:s/>* This <text:span text:style-name="T2">file contains solutions of exercises with assignments.</text:span></text:p>
      <text:p text:style-name="Standard"><text:span text:style-name="T2"><text:s/></text:span><text:span text:style-name="T7">*</text:span></text:p>
      <text:p text:style-name="Standard"><text:span text:style-name="T2"><text:s/>* </text:span><text:span text:style-name="T7">I did not really know, how to describe the intermediate steps.</text:span></text:p>
      <text:p text:style-name="P5"><text:s/>*/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Line2054941601952">
          <table:table-cell table:style-name="Table1.A1" office:value-type="string">
            <text:p text:style-name="P2"><text:span text:style-name="T3">1. </text:span><text:span text:style-name="T8">(</text:span><text:span text:style-name="T11">a)</text:span></text:p>
            <text:p text:style-name="P2">before:</text:p>
            <text:p text:style-name="P2">x == A</text:p>
            <text:p text:style-name="P2">then:</text:p>
            <text:p text:style-name="P3">x == 7*A + 5</text:p>
            <text:p text:style-name="P6">therefore:</text:p>
            <text:p text:style-name="P3">x = 7*x + 5</text:p>
            <text:p text:style-name="P3"/>
          </table:table-cell>
          <table:table-cell table:style-name="Table1.A1" office:value-type="string">
            <text:p text:style-name="P2">4. <text:span text:style-name="T9">(c</text:span><text:span text:style-name="T11">)</text:span></text:p>
            <text:p text:style-name="P4">x == A</text:p>
            <text:p text:style-name="P4">y == B</text:p>
            <text:p text:style-name="P2">x = 3*y + x =&gt; x == 3*B + A</text:p>
            <text:p text:style-name="P2">y = 3*y - x =&gt; y == 3*B - (3*B + A) = -A</text:p>
            <text:p text:style-name="P2">x = x + y =&gt; x =<text:span text:style-name="T8">=</text:span> 3*B + A – A = 3*B</text:p>
          </table:table-cell>
        </table:table-row>
        <table:table-row table:style-name="TableLine2054941611472">
          <table:table-cell table:style-name="Table1.A1" office:value-type="string">
            <text:p text:style-name="P2">2. <text:span text:style-name="T9">(</text:span><text:span text:style-name="T11">b)</text:span></text:p>
            <text:p text:style-name="P2">before:</text:p>
            <text:p text:style-name="P2">x == A</text:p>
            <text:p text:style-name="P2">y == B</text:p>
            <text:p text:style-name="P2">then:</text:p>
            <text:p text:style-name="P3">x =<text:span text:style-name="T3">=</text:span> B – A</text:p>
            <text:p text:style-name="P3">y =<text:span text:style-name="T3">=</text:span> A</text:p>
            <text:p text:style-name="P2">therefore:</text:p>
            <text:p text:style-name="P3">x = y – x<text:span text:style-name="T1"> </text:span><text:span text:style-name="T7">=&gt; </text:span><text:span text:style-name="T3">x =</text:span>= B - A</text:p>
            <text:p text:style-name="P2">and then</text:p>
            <text:p text:style-name="P2">y = y – x <text:s/>=&gt; <text:span text:style-name="T4">y =</text:span><text:span text:style-name="T7">=</text:span><text:span text:style-name="T4"> </text:span>B – (B – A) =<text:span text:style-name="T7">=</text:span> A</text:p>
            <text:p text:style-name="P2"/>
          </table:table-cell>
          <table:table-cell table:style-name="Table1.A1" office:value-type="string">
            <text:p text:style-name="P2">5. <text:span text:style-name="T8">(</text:span><text:span text:style-name="T10">b)</text:span></text:p>
            <text:p text:style-name="P4">x – y =<text:span text:style-name="T8">=</text:span> B <text:span text:style-name="T8">=&gt; x == B + y</text:span></text:p>
            <text:p text:style-name="P4"><text:span text:style-name="T8">y == A =&gt; </text:span>x =<text:span text:style-name="T8">=</text:span> B + A</text:p>
            <text:p text:style-name="P2">y = x – y<text:span text:style-name="T1"> </text:span><text:span text:style-name="T8">=&gt;</text:span><text:span text:style-name="T1"> </text:span><text:span text:style-name="T5">y == </text:span>A + B – A = B</text:p>
            <text:p text:style-name="P2">x = x – y <text:span text:style-name="T8">=&gt; </text:span><text:span text:style-name="T5">x </text:span>=<text:span text:style-name="T8">=</text:span> A + B – B = A </text:p>
            <text:p text:style-name="P2"/>
          </table:table-cell>
        </table:table-row>
        <table:table-row table:style-name="TableLine2054941597872">
          <table:table-cell table:style-name="Table1.A1" office:value-type="string">
            <text:p text:style-name="P2">3. <text:span text:style-name="T8">(</text:span><text:span text:style-name="T11">a)</text:span></text:p>
            <text:p text:style-name="P2">before:</text:p>
            <text:p text:style-name="P2">x == B+1</text:p>
            <text:p text:style-name="P2">y == (B + 1)*(B + 1) + A == B^2 + 2*B + 1 + A</text:p>
            <text:p text:style-name="P2">then:</text:p>
            <text:p text:style-name="P3">x == B</text:p>
            <text:p text:style-name="P3">y == x^2 + A</text:p>
            <text:p text:style-name="P2">therefore:</text:p>
            <text:p text:style-name="P2">x = x – 1 <text:span text:style-name="T7">=&gt; </text:span>x == B + 1 – 1 = B</text:p>
            <text:p text:style-name="P3">y = y – 2*x – 1<text:span text:style-name="T1"> </text:span><text:span text:style-name="T7">=&gt;</text:span></text:p>
            <text:p text:style-name="P3"><text:span text:style-name="T7"><text:s text:c="10"/></text:span>y == B^2 + 2*B + 1 + A – 2*B – 1 == x^2 + A</text:p>
          </table:table-cell>
          <table:table-cell table:style-name="Table1.A1" office:value-type="string">
            <text:p text:style-name="P2">6. <text:span text:style-name="T8">(</text:span><text:span text:style-name="T11">a)</text:span></text:p>
            <text:p text:style-name="P2">2*x + 4*y – 2*z &gt; 4 <text:span text:style-name="T8">(</text:span><text:span text:style-name="T4">divide by 2 and add 1</text:span><text:span text:style-name="T8">)</text:span></text:p>
            <text:p text:style-name="P2"><text:span text:style-name="T8">=&gt; </text:span>x + 2*y + 1 – z &gt; 2 + 1</text:p>
            <text:p text:style-name="P1">insert x into the inequality:</text:p>
            <text:p text:style-name="P2">x =<text:span text:style-name="T4"> </text:span>x + 2*y + 1 =&gt; x – z &gt; 3</text:p>
            <text:p text:style-name="P1">insert z into the inequality:</text:p>
            <text:p text:style-name="P2">z = x - z =&gt; z &gt; 3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4:36:59.434000000</meta:creation-date>
    <dc:date>2021-09-23T21:06:54.516000000</dc:date>
    <meta:editing-duration>PT4H17M32S</meta:editing-duration>
    <meta:editing-cycles>5</meta:editing-cycles>
    <meta:generator>LibreOffice/7.1.5.2$Windows_X86_64 LibreOffice_project/85f04e9f809797b8199d13c421bd8a2b025d52b5</meta:generator>
    <meta:document-statistic meta:table-count="1" meta:image-count="0" meta:object-count="0" meta:page-count="1" meta:paragraph-count="56" meta:word-count="312" meta:character-count="1009" meta:non-whitespace-character-count="712"/>
  </office:meta>
</office:document-meta>
</file>